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3143" officeooo:paragraph-rsid="00103143"/>
    </style:style>
    <style:style style:name="P2" style:family="paragraph" style:parent-style-name="Standard">
      <style:text-properties officeooo:rsid="0010eba0" officeooo:paragraph-rsid="001294a6"/>
    </style:style>
    <style:style style:name="P3" style:family="paragraph" style:parent-style-name="Standard">
      <style:text-properties officeooo:rsid="00146c67" officeooo:paragraph-rsid="00146c67"/>
    </style:style>
    <style:style style:name="P4" style:family="paragraph" style:parent-style-name="Standard">
      <style:text-properties officeooo:rsid="00146c67" officeooo:paragraph-rsid="0015c5f8"/>
    </style:style>
    <style:style style:name="P5" style:family="paragraph" style:parent-style-name="Standard">
      <style:text-properties officeooo:rsid="00174f7b" officeooo:paragraph-rsid="0017906e"/>
    </style:style>
    <style:style style:name="T1" style:family="text">
      <style:text-properties officeooo:rsid="00141d94"/>
    </style:style>
    <style:style style:name="T2" style:family="text">
      <style:text-properties officeooo:rsid="0015c5f8"/>
    </style:style>
    <style:style style:name="T3" style:family="text">
      <style:text-properties officeooo:rsid="001790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QL Presentation</text:p>
      <text:p text:style-name="P1"/>
      <text:h text:style-name="Heading_20_1" text:outline-level="1">My Topic</text:h>
      <text:p text:style-name="P2"><text:span text:style-name="T1">#16 – </text:span>SQL Joins: Left and Right</text:p>
      <text:p text:style-name="P2"/>
      <text:h text:style-name="Heading_20_2" text:outline-level="2">Primary Use</text:h>
      <text:p text:style-name="P4"><text:span text:style-name="T2">I</text:span>nclude <text:span text:style-name="T2">unmatched </text:span>records.</text:p>
      <text:p text:style-name="P4"/>
      <text:h text:style-name="Heading_20_2" text:outline-level="2">Example</text:h>
      <text:p text:style-name="P5"><text:span text:style-name="T3">Favorite </text:span>Actors</text:p>
      <text:p text:style-name="P5"><text:span text:style-name="T3">Favorite </text:span>Movie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08:45:17.265000000</meta:creation-date>
    <dc:date>2025-02-18T07:02:36.013000000</dc:date>
    <meta:editing-duration>PT1H40M20S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8" meta:word-count="20" meta:character-count="129" meta:non-whitespace-character-count="116"/>
  </office:meta>
</office:document-meta>
</file>